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/>
          <table:table-cell office:value-type="string" calcext:value-type="string">
            <text:p>Distance</text:p>
          </table:table-cell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Attentuation</text:p>
          </table:table-cell>
          <table:table-cell office:value-type="string" calcext:value-type="string">
            <text:p>MinDistanc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F6]/([.F6]+[.E6]*(MAX([.B6]; [.F6])-[.F6]))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[.F7]/([.F7]+[.E7]*(MAX([.B7]; [.F7])-[.F7]))" office:value-type="float" office:value="1" calcext:value-type="float">
            <text:p>1</text:p>
          </table:table-cell>
          <table:table-cell/>
          <table:table-cell table:formula="of:=[.E6]" office:value-type="float" office:value="3" calcext:value-type="float">
            <text:p>3</text:p>
          </table:table-cell>
          <table:table-cell table:formula="of:=[.F6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[.F8]/([.F8]+[.E8]*(MAX([.B8]; [.F8])-[.F8]))" office:value-type="float" office:value="0.25" calcext:value-type="float">
            <text:p>0,25</text:p>
          </table:table-cell>
          <table:table-cell/>
          <table:table-cell table:formula="of:=[.E7]" office:value-type="float" office:value="3" calcext:value-type="float">
            <text:p>3</text:p>
          </table:table-cell>
          <table:table-cell table:formula="of:=[.F7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[.F9]/([.F9]+[.E9]*(MAX([.B9]; [.F9])-[.F9]))" office:value-type="float" office:value="0.142857142857143" calcext:value-type="float">
            <text:p>0,1428571429</text:p>
          </table:table-cell>
          <table:table-cell/>
          <table:table-cell table:formula="of:=[.E8]" office:value-type="float" office:value="3" calcext:value-type="float">
            <text:p>3</text:p>
          </table:table-cell>
          <table:table-cell table:formula="of:=[.F8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[.F10]/([.F10]+[.E10]*(MAX([.B10]; [.F10])-[.F10]))" office:value-type="float" office:value="0.1" calcext:value-type="float">
            <text:p>0,1</text:p>
          </table:table-cell>
          <table:table-cell/>
          <table:table-cell table:formula="of:=[.E9]" office:value-type="float" office:value="3" calcext:value-type="float">
            <text:p>3</text:p>
          </table:table-cell>
          <table:table-cell table:formula="of:=[.F9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F11]/([.F11]+[.E11]*(MAX([.B11]; [.F11])-[.F11]))" office:value-type="float" office:value="0.0769230769230769" calcext:value-type="float">
            <text:p>0,0769230769</text:p>
          </table:table-cell>
          <table:table-cell/>
          <table:table-cell table:formula="of:=[.E10]" office:value-type="float" office:value="3" calcext:value-type="float">
            <text:p>3</text:p>
          </table:table-cell>
          <table:table-cell table:formula="of:=[.F10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[.F12]/([.F12]+[.E12]*(MAX([.B12]; [.F12])-[.F12]))" office:value-type="float" office:value="0.0625" calcext:value-type="float">
            <text:p>0,0625</text:p>
          </table:table-cell>
          <table:table-cell/>
          <table:table-cell table:formula="of:=[.E11]" office:value-type="float" office:value="3" calcext:value-type="float">
            <text:p>3</text:p>
          </table:table-cell>
          <table:table-cell table:formula="of:=[.F11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[.F13]/([.F13]+[.E13]*(MAX([.B13]; [.F13])-[.F13]))" office:value-type="float" office:value="0.0526315789473684" calcext:value-type="float">
            <text:p>0,0526315789</text:p>
          </table:table-cell>
          <table:table-cell/>
          <table:table-cell table:formula="of:=[.E12]" office:value-type="float" office:value="3" calcext:value-type="float">
            <text:p>3</text:p>
          </table:table-cell>
          <table:table-cell table:formula="of:=[.F12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table:formula="of:=[.F14]/([.F14]+[.E14]*(MAX([.B14]; [.F14])-[.F14]))" office:value-type="float" office:value="0.0454545454545455" calcext:value-type="float">
            <text:p>0,0454545455</text:p>
          </table:table-cell>
          <table:table-cell/>
          <table:table-cell table:formula="of:=[.E13]" office:value-type="float" office:value="3" calcext:value-type="float">
            <text:p>3</text:p>
          </table:table-cell>
          <table:table-cell table:formula="of:=[.F13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table:formula="of:=[.F15]/([.F15]+[.E15]*(MAX([.B15]; [.F15])-[.F15]))" office:value-type="float" office:value="0.04" calcext:value-type="float">
            <text:p>0,04</text:p>
          </table:table-cell>
          <table:table-cell/>
          <table:table-cell table:formula="of:=[.E14]" office:value-type="float" office:value="3" calcext:value-type="float">
            <text:p>3</text:p>
          </table:table-cell>
          <table:table-cell table:formula="of:=[.F14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formula="of:=[.F16]/([.F16]+[.E16]*(MAX([.B16]; [.F16])-[.F16]))" office:value-type="float" office:value="0.0357142857142857" calcext:value-type="float">
            <text:p>0,0357142857</text:p>
          </table:table-cell>
          <table:table-cell/>
          <table:table-cell table:formula="of:=[.E15]" office:value-type="float" office:value="3" calcext:value-type="float">
            <text:p>3</text:p>
          </table:table-cell>
          <table:table-cell table:formula="of:=[.F15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table:formula="of:=[.F17]/([.F17]+[.E17]*(MAX([.B17]; [.F17])-[.F17]))" office:value-type="float" office:value="0.032258064516129" calcext:value-type="float">
            <text:p>0,0322580645</text:p>
          </table:table-cell>
          <table:table-cell/>
          <table:table-cell table:formula="of:=[.E16]" office:value-type="float" office:value="3" calcext:value-type="float">
            <text:p>3</text:p>
          </table:table-cell>
          <table:table-cell table:formula="of:=[.F16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table:formula="of:=[.F18]/([.F18]+[.E18]*(MAX([.B18]; [.F18])-[.F18]))" office:value-type="float" office:value="0.0294117647058823" calcext:value-type="float">
            <text:p>0,0294117647</text:p>
          </table:table-cell>
          <table:table-cell/>
          <table:table-cell table:formula="of:=[.E17]" office:value-type="float" office:value="3" calcext:value-type="float">
            <text:p>3</text:p>
          </table:table-cell>
          <table:table-cell table:formula="of:=[.F17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table:formula="of:=[.F19]/([.F19]+[.E19]*(MAX([.B19]; [.F19])-[.F19]))" office:value-type="float" office:value="0.027027027027027" calcext:value-type="float">
            <text:p>0,027027027</text:p>
          </table:table-cell>
          <table:table-cell/>
          <table:table-cell table:formula="of:=[.E18]" office:value-type="float" office:value="3" calcext:value-type="float">
            <text:p>3</text:p>
          </table:table-cell>
          <table:table-cell table:formula="of:=[.F18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table:formula="of:=[.F20]/([.F20]+[.E20]*(MAX([.B20]; [.F20])-[.F20]))" office:value-type="float" office:value="0.025" calcext:value-type="float">
            <text:p>0,025</text:p>
          </table:table-cell>
          <table:table-cell/>
          <table:table-cell table:formula="of:=[.E19]" office:value-type="float" office:value="3" calcext:value-type="float">
            <text:p>3</text:p>
          </table:table-cell>
          <table:table-cell table:formula="of:=[.F19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table:formula="of:=[.F21]/([.F21]+[.E21]*(MAX([.B21]; [.F21])-[.F21]))" office:value-type="float" office:value="0.0232558139534884" calcext:value-type="float">
            <text:p>0,023255814</text:p>
          </table:table-cell>
          <table:table-cell/>
          <table:table-cell table:formula="of:=[.E20]" office:value-type="float" office:value="3" calcext:value-type="float">
            <text:p>3</text:p>
          </table:table-cell>
          <table:table-cell table:formula="of:=[.F20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table:formula="of:=[.F22]/([.F22]+[.E22]*(MAX([.B22]; [.F22])-[.F22]))" office:value-type="float" office:value="0.0217391304347826" calcext:value-type="float">
            <text:p>0,0217391304</text:p>
          </table:table-cell>
          <table:table-cell/>
          <table:table-cell table:formula="of:=[.E21]" office:value-type="float" office:value="3" calcext:value-type="float">
            <text:p>3</text:p>
          </table:table-cell>
          <table:table-cell table:formula="of:=[.F21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table:formula="of:=[.F23]/([.F23]+[.E23]*(MAX([.B23]; [.F23])-[.F23]))" office:value-type="float" office:value="0.0204081632653061" calcext:value-type="float">
            <text:p>0,0204081633</text:p>
          </table:table-cell>
          <table:table-cell/>
          <table:table-cell table:formula="of:=[.E22]" office:value-type="float" office:value="3" calcext:value-type="float">
            <text:p>3</text:p>
          </table:table-cell>
          <table:table-cell table:formula="of:=[.F22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table:formula="of:=[.F24]/([.F24]+[.E24]*(MAX([.B24]; [.F24])-[.F24]))" office:value-type="float" office:value="0.0192307692307692" calcext:value-type="float">
            <text:p>0,0192307692</text:p>
          </table:table-cell>
          <table:table-cell/>
          <table:table-cell table:formula="of:=[.E23]" office:value-type="float" office:value="3" calcext:value-type="float">
            <text:p>3</text:p>
          </table:table-cell>
          <table:table-cell table:formula="of:=[.F23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table:formula="of:=[.F25]/([.F25]+[.E25]*(MAX([.B25]; [.F25])-[.F25]))" office:value-type="float" office:value="0.0181818181818182" calcext:value-type="float">
            <text:p>0,0181818182</text:p>
          </table:table-cell>
          <table:table-cell/>
          <table:table-cell table:formula="of:=[.E24]" office:value-type="float" office:value="3" calcext:value-type="float">
            <text:p>3</text:p>
          </table:table-cell>
          <table:table-cell table:formula="of:=[.F24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formula="of:=[.F26]/([.F26]+[.E26]*(MAX([.B26]; [.F26])-[.F26]))" office:value-type="float" office:value="0.0172413793103448" calcext:value-type="float">
            <text:p>0,0172413793</text:p>
          </table:table-cell>
          <table:table-cell/>
          <table:table-cell table:formula="of:=[.E25]" office:value-type="float" office:value="3" calcext:value-type="float">
            <text:p>3</text:p>
          </table:table-cell>
          <table:table-cell table:formula="of:=[.F25]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3T14:26:03.240000000</meta:creation-date>
    <dc:date>2016-01-13T20:42:34.232000000</dc:date>
    <meta:editing-duration>PT6H5M32S</meta:editing-duration>
    <meta:editing-cycles>2</meta:editing-cycles>
    <meta:generator>LibreOffice/4.2.4.2$Windows_x86 LibreOffice_project/63150712c6d317d27ce2db16eb94c2f3d7b699f8</meta:generator>
    <meta:document-statistic meta:table-count="1" meta:cell-count="88" meta:object-count="0"/>
  </office:meta>
</office:document-meta>
</file>